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ras Light ITC" svg:font-family="Eras Light ITC" style:font-family-generic="swiss" style:font-pitch="variable" svg:panose-1="2 11 4 2 3 5 4 2 8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fo:text-align="center"/>
      <style:text-properties style:font-name-complex="Arial" fo:font-size="28pt" style:font-size-asian="28pt" style:font-size-complex="28pt"/>
    </style:style>
    <style:style style:name="P3" style:parent-style-name="Normal" style:family="paragraph">
      <style:paragraph-properties fo:text-align="center"/>
      <style:text-properties style:font-name-complex="Arial" fo:font-weight="bold" style:font-weight-asian="bold" style:font-weight-complex="bold" fo:font-size="28pt" style:font-size-asian="28pt" style:font-size-complex="28pt"/>
    </style:style>
    <style:style style:name="P4" style:parent-style-name="Normal" style:family="paragraph">
      <style:paragraph-properties fo:text-align="center"/>
      <style:text-properties style:font-name-complex="Arial" fo:font-weight="bold" style:font-weight-asian="bold" style:font-weight-complex="bold"/>
    </style:style>
    <style:style style:name="P5" style:parent-style-name="Normal" style:family="paragraph">
      <style:paragraph-properties fo:text-align="center"/>
      <style:text-properties style:font-name-complex="Arial" fo:font-weight="bold" style:font-weight-asian="bold" style:font-weight-complex="bold"/>
    </style:style>
    <style:style style:name="P6" style:parent-style-name="Normal" style:family="paragraph">
      <style:paragraph-properties fo:text-align="center"/>
      <style:text-properties style:font-name-complex="Arial" fo:font-weight="bold" style:font-weight-asian="bold" style:font-weight-complex="bold"/>
    </style:style>
    <style:style style:name="P7" style:parent-style-name="Normal" style:family="paragraph">
      <style:paragraph-properties fo:text-align="center"/>
      <style:text-properties style:font-name-complex="Arial" fo:font-weight="bold" style:font-weight-asian="bold" style:font-weight-complex="bold"/>
    </style:style>
    <style:style style:name="P8" style:parent-style-name="Normal" style:family="paragraph">
      <style:paragraph-properties fo:text-align="center"/>
      <style:text-properties style:font-name-complex="Arial" fo:font-weight="bold" style:font-weight-asian="bold" style:font-weight-complex="bold"/>
    </style:style>
    <style:style style:name="P9" style:parent-style-name="Normal" style:family="paragraph">
      <style:text-properties style:font-name-complex="Arial" fo:font-weight="bold" style:font-weight-asian="bold" style:font-weight-complex="bold"/>
    </style:style>
    <style:style style:name="P10" style:parent-style-name="Normal" style:family="paragraph">
      <style:paragraph-properties fo:break-before="page"/>
      <style:text-properties style:font-name-complex="Arial" fo:font-weight="bold" style:font-weight-asian="bold" style:font-weight-complex="bold"/>
    </style:style>
    <style:style style:name="T11" style:parent-style-name="DefaultParagraphFont" style:family="text">
      <style:text-properties style:font-name-complex="Arial" fo:font-size="14pt" style:font-size-asian="14pt" style:font-size-complex="14pt"/>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2" style:family="paragraph">
      <style:paragraph-properties>
        <style:tab-stops>
          <style:tab-stop style:type="right" style:leader-style="dotted" style:leader-text="." style:position="6.1083in"/>
        </style:tab-stops>
      </style:paragraph-properties>
    </style:style>
    <style:style style:name="T14" style:parent-style-name="Hyperlink" style:family="text">
      <style:text-properties style:font-name-complex="Arial"/>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T21" style:parent-style-name="Hyperlink" style:family="text">
      <style:text-properties style:font-name-complex="Arial"/>
    </style:style>
    <style:style style:name="P22" style:parent-style-name="TOC2" style:family="paragraph">
      <style:paragraph-properties>
        <style:tab-stops>
          <style:tab-stop style:type="right" style:leader-style="dotted" style:leader-text="." style:position="6.1083in"/>
        </style:tab-stops>
      </style:paragraph-properties>
    </style:style>
    <style:style style:name="T23" style:parent-style-name="Hyperlink" style:family="text">
      <style:text-properties style:font-name-complex="Arial"/>
    </style:style>
    <style:style style:name="T24" style:parent-style-name="Hyperlink" style:family="text">
      <style:text-properties style:font-name-complex="Arial"/>
    </style:style>
    <style:style style:name="P25" style:parent-style-name="TOC2" style:family="paragraph">
      <style:paragraph-properties>
        <style:tab-stops>
          <style:tab-stop style:type="right" style:leader-style="dotted" style:leader-text="." style:position="6.1083in"/>
        </style:tab-stops>
      </style:paragraph-properties>
    </style:style>
    <style:style style:name="T26" style:parent-style-name="Hyperlink" style:family="text">
      <style:text-properties style:font-name-complex="Arial"/>
    </style:style>
    <style:style style:name="P27" style:parent-style-name="TOC2" style:family="paragraph">
      <style:paragraph-properties>
        <style:tab-stops>
          <style:tab-stop style:type="right" style:leader-style="dotted" style:leader-text="." style:position="6.1083in"/>
        </style:tab-stops>
      </style:paragraph-properties>
    </style:style>
    <style:style style:name="T28" style:parent-style-name="Hyperlink" style:family="text">
      <style:text-properties style:font-name-complex="Arial"/>
    </style:style>
    <style:style style:name="P29" style:parent-style-name="TOC2" style:family="paragraph">
      <style:paragraph-properties>
        <style:tab-stops>
          <style:tab-stop style:type="right" style:leader-style="dotted" style:leader-text="." style:position="6.1083in"/>
        </style:tab-stops>
      </style:paragraph-properties>
    </style:style>
    <style:style style:name="T30" style:parent-style-name="Hyperlink" style:family="text">
      <style:text-properties style:font-name-complex="Arial"/>
    </style:style>
    <style:style style:name="P31" style:parent-style-name="TOC2" style:family="paragraph">
      <style:paragraph-properties>
        <style:tab-stops>
          <style:tab-stop style:type="right" style:leader-style="dotted" style:leader-text="." style:position="6.1083in"/>
        </style:tab-stops>
      </style:paragraph-properties>
    </style:style>
    <style:style style:name="T32" style:parent-style-name="Hyperlink" style:family="text">
      <style:text-properties style:font-name-complex="Arial"/>
    </style:style>
    <style:style style:name="P33" style:parent-style-name="TOC2" style:family="paragraph">
      <style:paragraph-properties>
        <style:tab-stops>
          <style:tab-stop style:type="right" style:leader-style="dotted" style:leader-text="." style:position="6.1083in"/>
        </style:tab-stops>
      </style:paragraph-properties>
    </style:style>
    <style:style style:name="T34" style:parent-style-name="Hyperlink" style:family="text">
      <style:text-properties style:font-name-complex="Arial"/>
    </style:style>
    <style:style style:name="T35" style:parent-style-name="Hyperlink" style:family="text">
      <style:text-properties style:font-name-complex="Arial"/>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style:font-name-complex="Arial"/>
    </style:style>
    <style:style style:name="P38" style:parent-style-name="TOC1" style:family="paragraph">
      <style:paragraph-properties>
        <style:tab-stops>
          <style:tab-stop style:type="right" style:leader-style="dotted" style:leader-text="." style:position="6.2611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2" style:family="paragraph">
      <style:paragraph-properties>
        <style:tab-stops>
          <style:tab-stop style:type="right" style:leader-style="dotted" style:leader-text="." style:position="6.1083in"/>
        </style:tab-stops>
      </style:paragraph-properties>
    </style:style>
    <style:style style:name="P43" style:parent-style-name="TOC2" style:family="paragraph">
      <style:paragraph-properties>
        <style:tab-stops>
          <style:tab-stop style:type="right" style:leader-style="dotted" style:leader-text="." style:position="6.1083in"/>
        </style:tab-stops>
      </style:paragraph-properties>
    </style:style>
    <style:style style:name="P44" style:parent-style-name="TOC2" style:family="paragraph">
      <style:paragraph-properties>
        <style:tab-stops>
          <style:tab-stop style:type="right" style:leader-style="dotted" style:leader-text="." style:position="6.1083in"/>
        </style:tab-stops>
      </style:paragraph-properties>
    </style:style>
    <style:style style:name="P45" style:parent-style-name="TOC2" style:family="paragraph">
      <style:paragraph-properties>
        <style:tab-stops>
          <style:tab-stop style:type="right" style:leader-style="dotted" style:leader-text="." style:position="6.1083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1" style:family="paragraph">
      <style:paragraph-properties>
        <style:tab-stops>
          <style:tab-stop style:type="right" style:leader-style="dotted" style:leader-text="." style:position="6.2611in"/>
        </style:tab-stops>
      </style:paragraph-properties>
    </style:style>
    <style:style style:name="P53" style:parent-style-name="TOC1" style:family="paragraph">
      <style:paragraph-properties>
        <style:tab-stops>
          <style:tab-stop style:type="right" style:leader-style="dotted" style:leader-text="." style:position="6.2611in"/>
        </style:tab-stops>
      </style:paragraph-properties>
    </style:style>
    <style:style style:name="P54" style:parent-style-name="TOC1" style:family="paragraph">
      <style:paragraph-properties>
        <style:tab-stops>
          <style:tab-stop style:type="right" style:leader-style="dotted" style:leader-text="." style:position="6.2611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1" style:family="paragraph">
      <style:paragraph-properties>
        <style:tab-stops>
          <style:tab-stop style:type="right" style:leader-style="dotted" style:leader-text="." style:position="6.2611in"/>
        </style:tab-stops>
      </style:paragraph-properties>
    </style:style>
    <style:style style:name="P60" style:parent-style-name="TOC2" style:family="paragraph">
      <style:paragraph-properties>
        <style:tab-stops>
          <style:tab-stop style:type="right" style:leader-style="dotted" style:leader-text="." style:position="6.1083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P63" style:parent-style-name="TOC2" style:family="paragraph">
      <style:paragraph-properties>
        <style:tab-stops>
          <style:tab-stop style:type="right" style:leader-style="dotted" style:leader-text="." style:position="6.1083in"/>
        </style:tab-stops>
      </style:paragraph-properties>
    </style:style>
    <style:style style:name="P64" style:parent-style-name="Normal" style:family="paragraph">
      <style:paragraph-properties>
        <style:tab-stops>
          <style:tab-stop style:type="left" style:position="4.4513in"/>
        </style:tab-stops>
      </style:paragraph-properties>
    </style:style>
    <style:style style:name="P65" style:parent-style-name="Heading2" style:family="paragraph">
      <style:paragraph-properties fo:break-before="page"/>
    </style:style>
    <style:style style:name="S1" style:family="section">
      <style:section-properties fo:margin-left="0in" fo:margin-right="0in" style:writing-mode="lr-tb"/>
    </style:style>
    <style:style style:name="P66" style:parent-style-name="Heading2" style:family="paragraph">
      <style:text-properties style:font-name-complex="Arial"/>
    </style:style>
    <style:style style:name="P67" style:parent-style-name="NormalWeb" style:family="paragraph">
      <style:paragraph-properties fo:margin-top="0in" fo:margin-bottom="0in" style:line-height-at-least="0.1861in" fo:background-color="#FFFFFF"/>
      <style:text-properties style:font-name="Arial" style:font-name-complex="Arial" fo:color="#000000" fo:font-size="11pt" style:font-size-asian="11pt" style:font-size-complex="11pt"/>
    </style:style>
    <style:style style:name="P68" style:parent-style-name="NormalWeb" style:family="paragraph">
      <style:paragraph-properties fo:margin-top="0in" fo:margin-bottom="0in" style:line-height-at-least="0.1861in" fo:background-color="#FFFFFF"/>
    </style:style>
    <style:style style:name="T69" style:parent-style-name="DefaultParagraphFont" style:family="text">
      <style:text-properties style:font-name="Arial" style:font-name-complex="Arial" fo:color="#000000" fo:font-size="11pt" style:font-size-asian="11pt" style:font-size-complex="11pt"/>
    </style:style>
    <style:style style:name="T70" style:parent-style-name="DefaultParagraphFont" style:family="text">
      <style:text-properties style:font-name="Arial" style:font-name-complex="Arial" fo:color="#000000" fo:font-size="11pt" style:font-size-asian="11pt" style:font-size-complex="11pt"/>
    </style:style>
    <style:style style:name="P71" style:parent-style-name="NormalWeb" style:family="paragraph">
      <style:paragraph-properties fo:margin-top="0in" fo:margin-bottom="0in" style:line-height-at-least="0.1861in" fo:background-color="#FFFFFF"/>
      <style:text-properties style:font-name="Arial" style:font-name-complex="Arial" fo:color="#000000" fo:font-size="11pt" style:font-size-asian="11pt" style:font-size-complex="11pt"/>
    </style:style>
    <style:style style:name="T72" style:parent-style-name="DefaultParagraphFont" style:family="text">
      <style:text-properties fo:color="#000000" fo:font-size="11pt" style:font-size-asian="11pt" style:font-size-complex="11pt"/>
    </style:style>
    <style:style style:name="P73" style:parent-style-name="NormalWeb" style:family="paragraph">
      <style:paragraph-properties fo:margin-top="0in" fo:margin-bottom="0in" style:line-height-at-least="0.1861in" fo:background-color="#FFFFFF"/>
    </style:style>
    <style:style style:name="T74" style:parent-style-name="DefaultParagraphFont" style:family="text">
      <style:text-properties style:font-name="Arial" style:font-name-complex="Arial" fo:color="#000000" fo:font-size="11pt" style:font-size-asian="11pt" style:font-size-complex="11pt"/>
    </style:style>
    <style:style style:name="T75" style:parent-style-name="DefaultParagraphFont" style:family="text">
      <style:text-properties style:font-name="Arial" style:font-name-complex="Arial" fo:color="#000000" fo:font-size="11pt" style:font-size-asian="11pt" style:font-size-complex="11pt"/>
    </style:style>
    <style:style style:name="P76" style:parent-style-name="Heading2" style:family="paragraph">
      <style:text-properties style:font-name-complex="Arial" fo:font-weight="normal" style:font-weight-asian="normal" style:font-weight-complex="normal"/>
    </style:style>
    <style:style style:name="P77" style:parent-style-name="Heading2" style:family="paragraph">
      <style:text-properties style:font-name-complex="Arial" fo:font-weight="normal" style:font-weight-asian="normal" style:font-weight-complex="normal"/>
    </style:style>
    <style:style style:name="P78" style:parent-style-name="Heading2" style:family="paragraph">
      <style:text-properties style:font-name-complex="Arial" fo:font-weight="normal" style:font-weight-asian="normal" style:font-weight-complex="normal"/>
    </style:style>
    <style:style style:name="P79" style:parent-style-name="Heading2" style:family="paragraph">
      <style:text-properties style:font-name-complex="Arial" fo:font-weight="normal" style:font-weight-asian="normal" style:font-weight-complex="normal"/>
    </style:style>
    <style:style style:name="P80" style:parent-style-name="Heading2" style:family="paragraph">
      <style:text-properties style:font-name-complex="Arial" fo:font-weight="normal" style:font-weight-asian="normal" style:font-weight-complex="normal"/>
    </style:style>
    <style:style style:name="P81" style:parent-style-name="Heading2" style:family="paragraph">
      <style:text-properties style:font-name-complex="Arial" fo:font-weight="normal" style:font-weight-asian="normal" style:font-weight-complex="normal"/>
    </style:style>
    <style:style style:name="P82" style:parent-style-name="Heading2" style:family="paragraph">
      <style:text-properties style:font-name-complex="Arial" fo:font-weight="normal" style:font-weight-asian="normal" style:font-weight-complex="normal"/>
    </style:style>
    <style:style style:name="P83" style:parent-style-name="Heading2" style:family="paragraph">
      <style:text-properties style:font-name-complex="Arial" fo:font-weight="normal" style:font-weight-asian="normal" style:font-weight-complex="normal"/>
    </style:style>
    <style:style style:name="S2" style:family="section">
      <style:section-properties fo:margin-left="0in" fo:margin-right="0in" style:writing-mode="lr-tb"/>
    </style:style>
    <style:style style:name="P84" style:parent-style-name="Normal" style:family="paragraph">
      <style:paragraph-properties fo:text-align="justify"/>
      <style:text-properties style:font-name-complex="Arial"/>
    </style:style>
    <style:style style:name="P85" style:parent-style-name="Normal" style:family="paragraph">
      <style:paragraph-properties fo:text-align="justify"/>
      <style:text-properties style:font-name-complex="Arial"/>
    </style:style>
    <style:style style:name="P86" style:parent-style-name="Normal" style:family="paragraph">
      <style:paragraph-properties fo:text-align="justify"/>
      <style:text-properties style:font-name-complex="Arial"/>
    </style:style>
    <style:style style:name="P87" style:parent-style-name="Normal" style:family="paragraph">
      <style:paragraph-properties fo:text-align="justify"/>
      <style:text-properties style:font-name-complex="Arial"/>
    </style:style>
    <style:style style:name="P88" style:parent-style-name="Normal" style:family="paragraph">
      <style:paragraph-properties fo:text-align="justify"/>
      <style:text-properties style:font-name-complex="Arial"/>
    </style:style>
    <style:style style:name="P89" style:parent-style-name="Normal" style:family="paragraph">
      <style:paragraph-properties fo:text-align="justify"/>
      <style:text-properties style:font-name-complex="Arial"/>
    </style:style>
    <style:style style:name="P90" style:parent-style-name="Normal" style:family="paragraph">
      <style:paragraph-properties fo:text-align="justify"/>
      <style:text-properties style:font-name-complex="Arial"/>
    </style:style>
    <style:style style:name="P91" style:parent-style-name="Normal" style:family="paragraph">
      <style:paragraph-properties fo:text-align="justify"/>
      <style:text-properties style:font-name-complex="Arial"/>
    </style:style>
    <style:style style:name="P92" style:parent-style-name="Normal" style:family="paragraph">
      <style:paragraph-properties fo:text-align="justify"/>
      <style:text-properties style:font-name-complex="Arial"/>
    </style:style>
    <style:style style:name="P93" style:parent-style-name="Normal" style:family="paragraph">
      <style:paragraph-properties fo:text-align="justify"/>
      <style:text-properties style:font-name-complex="Arial"/>
    </style:style>
    <style:style style:name="P94" style:parent-style-name="Normal" style:family="paragraph">
      <style:paragraph-properties fo:text-align="justify"/>
      <style:text-properties style:font-name-complex="Arial"/>
    </style:style>
    <style:style style:name="P95" style:parent-style-name="Normal" style:family="paragraph">
      <style:paragraph-properties fo:text-align="justify"/>
      <style:text-properties style:font-name-complex="Arial"/>
    </style:style>
    <style:style style:name="P96" style:parent-style-name="Normal" style:family="paragraph">
      <style:paragraph-properties fo:text-align="justify"/>
      <style:text-properties style:font-name-complex="Arial"/>
    </style:style>
    <style:style style:name="P97" style:parent-style-name="Normal" style:family="paragraph">
      <style:paragraph-properties fo:text-align="justify"/>
      <style:text-properties style:font-name-complex="Arial"/>
    </style:style>
    <style:style style:name="P98" style:parent-style-name="Normal" style:family="paragraph">
      <style:paragraph-properties fo:break-before="page"/>
      <style:text-properties style:font-name-complex="Arial"/>
    </style:style>
    <style:style style:name="S3" style:family="section">
      <style:section-properties fo:margin-left="0in" fo:margin-right="0in" style:writing-mode="lr-tb"/>
    </style:style>
    <style:style style:name="P99" style:parent-style-name="Heading1" style:master-page-name="MP4" style:family="paragraph">
      <style:paragraph-properties fo:break-before="page"/>
    </style:style>
    <style:style style:name="P101" style:parent-style-name="Heading1" style:master-page-name="MP5" style:family="paragraph">
      <style:paragraph-properties fo:break-before="page"/>
    </style:style>
    <style:style style:name="P103" style:parent-style-name="Heading1" style:master-page-name="MP6" style:family="paragraph">
      <style:paragraph-properties fo:break-before="page"/>
    </style:style>
  </office:automatic-styles>
  <office:body>
    <office:text text:use-soft-page-breaks="true">
      <text:p text:style-name="P1">COMP4<text:s/></text:p>
      <text:p text:style-name="P3">Twitter quiz bot</text:p>
      <text:p text:style-name="P4"/>
      <text:p text:style-name="P5">Candidate name: Marco Scannadinari</text:p>
      <text:p text:style-name="P6">Candidate number: 1469</text:p>
      <text:p text:style-name="P7">Centre: Acton High School</text:p>
      <text:p text:style-name="P8">Centre number: 12448</text:p>
      <text:p text:style-name="P9"/>
      <text:p text:style-name="P10"/>
      <text:p text:style-name="Normal"><text:span text:style-name="T11">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431455645" office:target-frame-name="_top" xlink:show="replace"><text:span text:style-name="Hyperlink">Analysis</text:span><text:tab/>4</text:a></text:p>
          <text:p text:style-name="P13"><text:a xlink:href="#_Toc431455646" office:target-frame-name="_top" xlink:show="replace"><text:span text:style-name="T14">Background and Problem Identification</text:span><text:tab/>4</text:a></text:p>
          <text:p text:style-name="P15"><text:a xlink:href="#_Toc431455647" office:target-frame-name="_top" xlink:show="replace"><text:span text:style-name="Hyperlink">Description of current system</text:span><text:tab/>4</text:a></text:p>
          <text:p text:style-name="P16"><text:a xlink:href="#_Toc431455648" office:target-frame-name="_top" xlink:show="replace"><text:span text:style-name="Hyperlink">User(s) identification</text:span><text:tab/>4</text:a></text:p>
          <text:p text:style-name="P17"><text:a xlink:href="#_Toc431455649" office:target-frame-name="_top" xlink:show="replace"><text:span text:style-name="Hyperlink">User needs &amp; limitations</text:span><text:tab/>4</text:a></text:p>
          <text:p text:style-name="P18"><text:a xlink:href="#_Toc431455650" office:target-frame-name="_top" xlink:show="replace"><text:span text:style-name="Hyperlink">Data source(s) and destination(s)</text:span><text:tab/>4</text:a></text:p>
          <text:p text:style-name="P19"><text:a xlink:href="#_Toc431455651" office:target-frame-name="_top" xlink:show="replace"><text:span text:style-name="Hyperlink">Data volumes</text:span><text:tab/>4</text:a></text:p>
          <text:p text:style-name="P20"><text:a xlink:href="#_Toc431455652" office:target-frame-name="_top" xlink:show="replace"><text:span text:style-name="T21">Analysis data dictionary</text:span><text:tab/>4</text:a></text:p>
          <text:p text:style-name="P22"><text:a xlink:href="#_Toc431455653" office:target-frame-name="_top" xlink:show="replace"><text:span text:style-name="T23">DFDs existing</text:span><text:span text:style-name="T24"><text:s/>and proposed</text:span><text:tab/>4</text:a></text:p>
          <text:p text:style-name="P25"><text:a xlink:href="#_Toc431455654" office:target-frame-name="_top" xlink:show="replace"><text:span text:style-name="T26">Objectives</text:span><text:tab/>4</text:a></text:p>
          <text:p text:style-name="P27"><text:a xlink:href="#_Toc431455655" office:target-frame-name="_top" xlink:show="replace"><text:span text:style-name="T28">Complexity</text:span><text:tab/>4</text:a></text:p>
          <text:p text:style-name="P29"><text:a xlink:href="#_Toc431455656" office:target-frame-name="_top" xlink:show="replace"><text:span text:style-name="T30">Potential solutions</text:span><text:tab/>4</text:a></text:p>
          <text:p text:style-name="P31"><text:a xlink:href="#_Toc431455657" office:target-frame-name="_top" xlink:show="replace"><text:span text:style-name="T32">Proposed solution</text:span><text:tab/>4</text:a></text:p>
          <text:p text:style-name="P33"><text:a xlink:href="#_Toc431455658" office:target-frame-name="_top" xlink:show="replace"><text:span text:style-name="T34">Use of forma</text:span><text:span text:style-name="T35">l method(s)</text:span><text:tab/>4</text:a></text:p>
          <text:p text:style-name="P36"><text:a xlink:href="#_Toc431455659" office:target-frame-name="_top" xlink:show="replace"><text:span text:style-name="T37">Objects</text:span><text:tab/>4</text:a></text:p>
          <text:p text:style-name="P38"><text:a xlink:href="#_Toc431455660" office:target-frame-name="_top" xlink:show="replace"><text:span text:style-name="Hyperlink">Design</text:span><text:tab/>5</text:a></text:p>
          <text:p text:style-name="P39"><text:a xlink:href="#_Toc431455661" office:target-frame-name="_top" xlink:show="replace"><text:span text:style-name="Hyperlink">Overall system design</text:span><text:tab/>5</text:a></text:p>
          <text:p text:style-name="P40"><text:a xlink:href="#_Toc431455662" office:target-frame-name="_top" xlink:show="replace"><text:span text:style-name="Hyperlink">Modular structure</text:span><text:tab/>5</text:a></text:p>
          <text:p text:style-name="P41"><text:a xlink:href="#_Toc431455663" office:target-frame-name="_top" xlink:show="replace"><text:span text:style-name="Hyperlink">Record or database<text:s/></text:span><text:span text:style-name="Hyperlink">structure</text:span><text:tab/>5</text:a></text:p>
          <text:p text:style-name="P42"><text:a xlink:href="#_Toc431455664" office:target-frame-name="_top" xlink:show="replace"><text:span text:style-name="Hyperlink">Validation including errors</text:span><text:tab/>5</text:a></text:p>
          <text:p text:style-name="P43"><text:a xlink:href="#_Toc431455665" office:target-frame-name="_top" xlink:show="replace"><text:span text:style-name="Hyperlink">File organisation and processing</text:span><text:tab/>5</text:a></text:p>
          <text:p text:style-name="P44"><text:a xlink:href="#_Toc431455666" office:target-frame-name="_top" xlink:show="replace"><text:span text:style-name="Hyperlink">Database design and E-R model</text:span><text:tab/>5</text:a></text:p>
          <text:p text:style-name="P45"><text:a xlink:href="#_Toc431455667" office:target-frame-name="_top" xlink:show="replace"><text:span text:style-name="Hyperlink">Storage media &amp; for</text:span><text:span text:style-name="Hyperlink">mat</text:span><text:tab/>5</text:a></text:p>
          <text:p text:style-name="P46"><text:a xlink:href="#_Toc431455668" office:target-frame-name="_top" xlink:show="replace"><text:span text:style-name="Hyperlink">Algorithms for data transformation</text:span><text:tab/>5</text:a></text:p>
          <text:p text:style-name="P47"><text:a xlink:href="#_Toc431455669" office:target-frame-name="_top" xlink:show="replace"><text:span text:style-name="Hyperlink">User interface</text:span><text:tab/>5</text:a></text:p>
          <text:p text:style-name="P48"><text:a xlink:href="#_Toc431455670" office:target-frame-name="_top" xlink:show="replace"><text:span text:style-name="Hyperlink">Security and integrity of data</text:span><text:tab/>5</text:a></text:p>
          <text:p text:style-name="P49"><text:a xlink:href="#_Toc431455671" office:target-frame-name="_top" xlink:show="replace"><text:span text:style-name="Hyperlink">System security</text:span><text:tab/>5</text:a></text:p>
          <text:p text:style-name="P50"><text:a xlink:href="#_Toc431455672" office:target-frame-name="_top" xlink:show="replace"><text:span text:style-name="Hyperlink">Outline test strategy</text:span><text:tab/>5</text:a></text:p>
          <text:p text:style-name="P51"><text:a xlink:href="#_Toc431455673" office:target-frame-name="_top" xlink:show="replace"><text:span text:style-name="Hyperlink">Test plan</text:span><text:tab/>5</text:a></text:p>
          <text:p text:style-name="P52"><text:a xlink:href="#_Toc431455674" office:target-frame-name="_top" xlink:show="replace"><text:span text:style-name="Hyperlink">Technical solution</text:span><text:tab/>6</text:a></text:p>
          <text:p text:style-name="P53"><text:a xlink:href="#_Toc431455675" office:target-frame-name="_top" xlink:show="replace"><text:span text:style-name="Hyperlink">System testing</text:span><text:tab/>7</text:a></text:p>
          <text:p text:style-name="P54"><text:a xlink:href="#_Toc431455676" office:target-frame-name="_top" xlink:show="replace"><text:span text:style-name="Hyperlink">System maintenance</text:span><text:tab/>8</text:a></text:p>
          <text:p text:style-name="P55"><text:a xlink:href="#_Toc431455677" office:target-frame-name="_top" xlink:show="replace"><text:span text:style-name="Hyperlink">System overview</text:span><text:tab/>8</text:a></text:p>
          <text:p text:style-name="P56"><text:a xlink:href="#_Toc431455678" office:target-frame-name="_top" xlink:show="replace"><text:span text:style-name="Hyperlink">Algorithms (or alternative way to document solution)</text:span><text:tab/>8</text:a></text:p>
          <text:p text:style-name="P57"><text:a xlink:href="#_Toc431455679" office:target-frame-name="_top" xlink:show="replace"><text:span text:style-name="Hyperlink">Annotated listings/screens showing key parts of the program</text:span><text:tab/>8</text:a></text:p>
          <text:p text:style-name="P58"><text:a xlink:href="#_Toc431455680" office:target-frame-name="_top" xlink:show="replace"><text:span text:style-name="Hyperlink">Objects, Methods and Data Structures</text:span><text:tab/>8</text:a></text:p>
          <text:p text:style-name="P59"><text:a xlink:href="#_Toc431455681" office:target-frame-name="_top" xlink:show="replace"><text:span text:style-name="Hyperlink">Appraisal</text:span><text:tab/>9</text:a></text:p>
          <text:p text:style-name="P60"><text:a xlink:href="#_Toc431455682" office:target-frame-name="_top" xlink:show="replace"><text:span text:style-name="Hyperlink">Evaluation of objectives</text:span><text:tab/>9</text:a></text:p>
          <text:p text:style-name="P61"><text:a xlink:href="#_Toc431455683" office:target-frame-name="_top" xlink:show="replace"><text:span text:style-name="Hyperlink">Further development</text:span><text:tab/>9</text:a></text:p>
          <text:p text:style-name="P62"><text:a xlink:href="#_Toc431455684" office:target-frame-name="_top" xlink:show="replace"><text:span text:style-name="Hyperlink">User feedback</text:span><text:tab/>9</text:a></text:p>
          <text:p text:style-name="P63"><text:a xlink:href="#_Toc431455685" office:target-frame-name="_top" xlink:show="replace"><text:span text:style-name="Hyperlink">Analysis of user feedback</text:span><text:tab/>9</text:a></text:p>
        </text:index-body>
      </text:table-of-content>
      <text:p text:style-name="P64"/>
      <text:h text:style-name="P65" text:outline-level="2"/>
      <text:section text:name="Sect1" text:style-name="S1">
        <text:h text:style-name="Heading1" text:outline-level="1"><text:bookmark-start text:name="_Toc431455645"/><text:soft-page-break/>Analysis<text:bookmark-end text:name="_Toc431455645"/></text:h>
        <text:h text:style-name="P66" text:outline-level="2"><text:bookmark-start text:name="_Toc431455646"/>Background and Problem Identification<text:bookmark-end text:name="_Toc431455646"/></text:h>
        <text:p text:style-name="Normal">Your text here</text:p>
        <text:h text:style-name="Heading2" text:outline-level="2"><text:bookmark-start text:name="_Toc431455647"/>Description of current system<text:bookmark-end text:name="_Toc431455647"/></text:h>
        <text:p text:style-name="P67"/>
        <text:p text:style-name="P68"><text:span text:style-name="T69">Your text here</text:span><text:span text:style-name="T70"><text:line-break/></text:span></text:p>
        <text:h text:style-name="Heading2" text:outline-level="2"><text:bookmark-start text:name="_Toc431455648"/>User(s) identification<text:bookmark-end text:name="_Toc431455648"/></text:h>
        <text:p text:style-name="P71"/>
        <text:p text:style-name="Normal">Your text here<text:line-break/></text:p>
        <text:h text:style-name="Heading2" text:outline-level="2"><text:bookmark-start text:name="_Toc431455649"/>User needs &amp; limitations<text:bookmark-end text:name="_Toc431455649"/><text:span text:style-name="T72"><text:s/></text:span></text:h>
        <text:p text:style-name="P73"><text:span text:style-name="T74">Your text here</text:span><text:span text:style-name="T75"><text:line-break/></text:span></text:p>
        <text:h text:style-name="Heading2" text:outline-level="2"><text:bookmark-start text:name="_Toc431455650"/>Data source(s) and destination(s)<text:bookmark-end text:name="_Toc431455650"/></text:h>
        <text:p text:style-name="Normal">Your text here</text:p>
        <text:h text:style-name="Heading2" text:outline-level="2"><text:bookmark-start text:name="_Toc431455651"/>Data volumes<text:bookmark-end text:name="_Toc431455651"/></text:h>
        <text:p text:style-name="Normal">Your text here</text:p>
        <text:h text:style-name="P76" text:outline-level="2"><text:bookmark-start text:name="_Toc431455652"/>Analysis data dictionary<text:bookmark-end text:name="_Toc431455652"/></text:h>
        <text:p text:style-name="Normal">Your text here</text:p>
        <text:h text:style-name="P77" text:outline-level="2"><text:bookmark-start text:name="_Toc431455653"/>DFDs existing and proposed<text:bookmark-end text:name="_Toc431455653"/></text:h>
        <text:p text:style-name="Normal">Your text here</text:p>
        <text:h text:style-name="P78" text:outline-level="2"><text:bookmark-start text:name="_Toc431455654"/>Objectives<text:bookmark-end text:name="_Toc431455654"/></text:h>
        <text:p text:style-name="Normal">Your text here</text:p>
        <text:h text:style-name="P79" text:outline-level="2"><text:bookmark-start text:name="_Toc431455655"/>Complexity<text:bookmark-end text:name="_Toc431455655"/></text:h>
        <text:p text:style-name="Normal">Your text here</text:p>
        <text:h text:style-name="P80" text:outline-level="2"><text:bookmark-start text:name="_Toc431455656"/>Potential solutions<text:bookmark-end text:name="_Toc431455656"/></text:h>
        <text:p text:style-name="Normal">Your text here</text:p>
        <text:h text:style-name="P81" text:outline-level="2"><text:bookmark-start text:name="_Toc431455657"/>Proposed<text:s/>solution<text:bookmark-end text:name="_Toc431455657"/></text:h>
        <text:p text:style-name="Normal">Your text here</text:p>
        <text:h text:style-name="P82" text:outline-level="2"><text:bookmark-start text:name="_Toc431455658"/>Use of formal method(s)<text:bookmark-end text:name="_Toc431455658"/></text:h>
        <text:p text:style-name="Normal">Your text here</text:p>
        <text:h text:style-name="P83" text:outline-level="2"><text:bookmark-start text:name="_Toc431455659"/><text:soft-page-break/>Objects<text:bookmark-end text:name="_Toc431455659"/></text:h>
        <text:p text:style-name="Normal">Your text here</text:p>
      </text:section>
      <text:section text:name="Sect2" text:style-name="S2">
        <text:h text:style-name="Heading1" text:outline-level="1"><text:bookmark-start text:name="_Toc431455660"/><text:soft-page-break/>Design<text:bookmark-end text:name="_Toc431455660"/></text:h>
        <text:h text:style-name="Heading2" text:outline-level="2"><text:bookmark-start text:name="_Toc431455661"/>Overall system design<text:bookmark-end text:name="_Toc431455661"/></text:h>
        <text:p text:style-name="P84">Your text here</text:p>
        <text:h text:style-name="Heading2" text:outline-level="2"><text:bookmark-start text:name="_Toc431455662"/>Modular structure<text:bookmark-end text:name="_Toc431455662"/></text:h>
        <text:p text:style-name="P85">Your text here</text:p>
        <text:h text:style-name="Heading2" text:outline-level="2"><text:bookmark-start text:name="_Toc431455663"/>Record or database structure<text:bookmark-end text:name="_Toc431455663"/></text:h>
        <text:p text:style-name="P86">Your text here.</text:p>
        <text:h text:style-name="Heading2" text:outline-level="2"><text:bookmark-start text:name="_Toc431455664"/>Validation including errors<text:bookmark-end text:name="_Toc431455664"/></text:h>
        <text:p text:style-name="P87">Your text here</text:p>
        <text:h text:style-name="Heading2" text:outline-level="2"><text:bookmark-start text:name="_Toc431455665"/>File<text:s/>organisation and processing<text:bookmark-end text:name="_Toc431455665"/></text:h>
        <text:p text:style-name="P88">Your text here</text:p>
        <text:h text:style-name="Heading2" text:outline-level="2"><text:bookmark-start text:name="_Toc431455666"/>Database design and E-R model<text:bookmark-end text:name="_Toc431455666"/></text:h>
        <text:p text:style-name="P89">Your text here</text:p>
        <text:h text:style-name="Heading2" text:outline-level="2"><text:bookmark-start text:name="_Toc431455667"/>Storage media &amp;<text:s/>format<text:bookmark-end text:name="_Toc431455667"/></text:h>
        <text:p text:style-name="P90">Your text here</text:p>
        <text:h text:style-name="Heading2" text:outline-level="2"><text:bookmark-start text:name="_Toc431455668"/>Algorithms for data transformation<text:bookmark-end text:name="_Toc431455668"/></text:h>
        <text:p text:style-name="P91">Your text here</text:p>
        <text:h text:style-name="Heading2" text:outline-level="2"><text:bookmark-start text:name="_Toc431455669"/>User interface<text:bookmark-end text:name="_Toc431455669"/></text:h>
        <text:p text:style-name="P92">Your text here</text:p>
        <text:h text:style-name="Heading2" text:outline-level="2"><text:bookmark-start text:name="_Toc431455670"/>Security and integrity of data<text:bookmark-end text:name="_Toc431455670"/></text:h>
        <text:p text:style-name="P93">Your text here</text:p>
        <text:h text:style-name="Heading2" text:outline-level="2"><text:bookmark-start text:name="_Toc431455671"/>System security<text:bookmark-end text:name="_Toc431455671"/></text:h>
        <text:p text:style-name="P94">Your text here</text:p>
        <text:h text:style-name="Heading2" text:outline-level="2"><text:bookmark-start text:name="_Toc431455672"/>Outline test strategy<text:bookmark-end text:name="_Toc431455672"/></text:h>
        <text:p text:style-name="P95">Your text here</text:p>
        <text:h text:style-name="Heading2" text:outline-level="2"><text:bookmark-start text:name="_Toc431455673"/>Test plan<text:bookmark-end text:name="_Toc431455673"/></text:h>
        <text:p text:style-name="P96">Your text here</text:p>
        <text:p text:style-name="P97"/>
        <text:p text:style-name="P98"/>
      </text:section>
      <text:section text:name="Sect3" text:style-name="S3">
        <text:h text:style-name="Heading1" text:outline-level="1"><text:bookmark-start text:name="_Toc431455674"/><text:soft-page-break/>Technical solution<text:bookmark-end text:name="_Toc431455674"/></text:h>
        <text:p text:style-name="Normal">This section should contain the listings of your code, and perhaps sample screenshots of solution in operation.</text:p>
      </text:section>
      <text:h text:style-name="P99" text:outline-level="1"><text:bookmark-start text:name="_Toc431455675"/><text:soft-page-break/>System testing<text:bookmark-end text:name="_Toc431455675"/></text:h>
      <text:p text:style-name="Normal">Include your table from the design section here, and now fill in the final column. Where there is not enough space to show the screenshot, add an extra row below the test and paste it into there.</text:p>
      <text:h text:style-name="P101" text:outline-level="1"><text:bookmark-start text:name="_Toc431455676"/><text:soft-page-break/>System maintenance<text:bookmark-end text:name="_Toc431455676"/></text:h>
      <text:p text:style-name="Normal">Your text here</text:p>
      <text:h text:style-name="Heading2" text:outline-level="2"><text:bookmark-start text:name="_Toc431455677"/>System overview<text:bookmark-end text:name="_Toc431455677"/></text:h>
      <text:p text:style-name="Normal">Your text here</text:p>
      <text:h text:style-name="Heading2" text:outline-level="2"><text:bookmark-start text:name="_Toc431455678"/>Algorithms (or alternative way to document solution)<text:bookmark-end text:name="_Toc431455678"/></text:h>
      <text:p text:style-name="Normal">Your text here</text:p>
      <text:h text:style-name="Heading2" text:outline-level="2"><text:bookmark-start text:name="_Toc431455679"/>Annotated listings/screens showing key parts of<text:s/>the program<text:bookmark-end text:name="_Toc431455679"/></text:h>
      <text:p text:style-name="Normal">Your text here</text:p>
      <text:h text:style-name="Heading2" text:outline-level="2"><text:bookmark-start text:name="_Toc431455680"/>Objects, Methods and Data Structures<text:bookmark-end text:name="_Toc431455680"/></text:h>
      <text:p text:style-name="Normal">Your text here</text:p>
      <text:h text:style-name="P103" text:outline-level="1"><text:bookmark-start text:name="_Toc431455681"/><text:soft-page-break/>Appraisal<text:bookmark-end text:name="_Toc431455681"/></text:h>
      <text:h text:style-name="Heading2" text:outline-level="2"><text:bookmark-start text:name="_Toc431455682"/>Evaluation of objectives<text:bookmark-end text:name="_Toc431455682"/></text:h>
      <text:p text:style-name="Normal">Your text here</text:p>
      <text:h text:style-name="Heading2" text:outline-level="2"><text:bookmark-start text:name="_Toc431455683"/>Further development<text:bookmark-end text:name="_Toc431455683"/></text:h>
      <text:p text:style-name="Normal">Your text here</text:p>
      <text:h text:style-name="Heading2" text:outline-level="2"><text:bookmark-start text:name="_Toc431455684"/>User feedback<text:bookmark-end text:name="_Toc431455684"/></text:h>
      <text:p text:style-name="Normal">Your text here</text:p>
      <text:h text:style-name="Heading2" text:outline-level="2"><text:bookmark-start text:name="_Toc431455685"/>Analysis of user feedback<text:bookmark-end text:name="_Toc431455685"/></text:h>
      <text:p text:style-name="Normal">Your text he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ras Light ITC" svg:font-family="Eras Light ITC" style:font-family-generic="swiss" style:font-pitch="variable" svg:panose-1="2 11 4 2 3 5 4 2 8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fo:font-weight="bold" style:font-weight-asian="bold" style:font-weight-complex="bold" fo:color="#365F91"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asian="Times New Roman" fo:font-weight="bold" style:font-weight-asian="bold" style:font-weight-complex="bold" fo:color="#4F81B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4F81BD" fo:hyphenate="false"/>
    </style:style>
    <style:style style:name="Normal" style:display-name="Normal" style:family="paragraph">
      <style:text-properties style:font-name="Arial"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color="#365F91"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color="#4F81BD" fo:font-size="14pt" style:font-size-asian="14pt" style:font-size-complex="13pt"/>
    </style:style>
    <style:style style:name="Heading3Char" style:display-name="Heading 3 Char" style:family="text" style:parent-style-name="DefaultParagraphFont">
      <style:text-properties style:font-name="Eras Light ITC"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Eras Light ITC" style:font-name-asian="Times New Roman" style:font-name-complex="Times New Roman" fo:font-weight="bold" style:font-weight-asian="bold" style:font-weight-complex="bold" style:font-style-complex="italic" fo:color="#4F81BD"/>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Eras Demi ITC"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Eras Demi ITC"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Eras Demi ITC"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Eras Demi ITC" style:font-name-asian="Times New Roman" style:font-name-complex="Times New Roman" fo:font-style="italic" style:font-style-asian="italic" style:font-style-complex="italic" fo:color="#4F81BD" fo:letter-spacing="0.0104in" fo:font-size="12pt" style:font-size-asian="12pt" style:font-size-complex="12pt"/>
    </style:style>
    <style:style style:name="TOCHeading" style:display-name="TOC Heading" style:family="paragraph" style:parent-style-name="Heading1" style:next-style-name="Normal" style:default-outline-level="1">
      <style:text-properties style:font-name="Cambria"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dy" style:display-name="body" style:family="paragraph">
      <style:paragraph-properties fo:widows="0" fo:orphans="0" fo:text-align="justify" fo:margin-top="0.0006in" fo:margin-bottom="0.0006in" fo:line-height="100%" fo:margin-left="0.0006in" fo:margin-right="0.0006in" fo:text-indent="0.0006in">
        <style:tab-stops/>
      </style:paragraph-properties>
      <style:text-properties style:font-name="Times New Roman" style:font-name-asian="Times New Roman" fo:color="#000000" fo:font-size="12pt" style:font-size-asian="12pt" style:font-size-complex="10pt" fo:hyphenate="false"/>
    </style:style>
    <style:style style:name="NoSpacing" style:display-name="No Spacing" style:family="paragraph">
      <style:paragraph-properties fo:margin-bottom="0in" fo:line-height="100%"/>
      <style:text-properties style:font-name="Eras Light ITC"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3131in"/>
      </style:header-style>
      <style:footer-style>
        <style:header-footer-properties style:dynamic-spacing="true" fo:min-height="0.1381in"/>
      </style:footer-style>
    </style:page-layout>
    <style:style style:name="P2" style:parent-style-name="Footer" style:family="paragraph">
      <style:paragraph-properties fo:text-align="end"/>
    </style:style>
    <style:page-layout style:name="PL4">
      <style:page-layout-properties fo:page-width="11.693in" fo:page-height="8.268in" style:print-orientation="landscape" fo:margin-top="0.3541in" fo:margin-left="0.4923in" fo:margin-bottom="0.3541in" fo:margin-right="0.6673in" style:num-format="1" style:writing-mode="lr-tb">
        <style:footnote-sep style:width="0.007in" style:rel-width="33%" style:color="#000000" style:line-style="solid" style:adjustment="left"/>
      </style:page-layout-properties>
      <style:header-style>
        <style:header-footer-properties style:dynamic-spacing="true" fo:min-height="0.6458in"/>
      </style:header-style>
      <style:footer-style>
        <style:header-footer-properties style:dynamic-spacing="true" fo:min-height="0.6458in"/>
      </style:footer-style>
    </style:page-layout>
    <style:style style:name="P100" style:parent-style-name="Footer" style:family="paragraph">
      <style:paragraph-properties fo:text-align="end"/>
    </style:style>
    <style:page-layout style:name="PL5">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102" style:parent-style-name="Footer" style:family="paragraph">
      <style:paragraph-properties fo:text-align="end"/>
    </style:style>
    <style:page-layout style:name="PL6">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104" style:parent-style-name="Footer" style:family="paragraph">
      <style:paragraph-properties fo:text-align="end"/>
    </style:style>
  </office:automatic-styles>
  <office:master-styles>
    <style:master-page style:name="MP0" style:page-layout-name="PL0">
      <style:header>
        <text:p text:style-name="Header">Marco Scannadinari, Candidate #1469<text:tab/><text:tab/>Acton High School, Centre 12448</text:p>
      </style:header>
      <style:footer>
        <text:p text:style-name="P2">Contents<text:tab/><text:tab/><text:tab/><text:tab/><text:tab/><text:tab/><text:tab/><text:tab/><text:tab/><text:tab/>P<text:page-number text:fixed="false">5</text:page-number></text:p>
      </style:footer>
    </style:master-page>
    <style:master-page style:next-style-name="MP0" style:name="MPF0" style:page-layout-name="PL0"/>
    <style:master-page style:name="MP4" style:page-layout-name="PL4">
      <style:header>
        <text:p text:style-name="Header">David Cameron, Candidate # 123456<text:tab/><text:tab/>Acton High School, Centre 12448</text:p>
      </style:header>
      <style:footer>
        <text:p text:style-name="P100">System Testing<text:tab/><text:tab/><text:tab/><text:tab/><text:tab/><text:tab/><text:tab/><text:tab/><text:tab/><text:tab/>P<text:page-number text:fixed="false">7</text:page-number></text:p>
      </style:footer>
    </style:master-page>
    <style:master-page style:name="MP5" style:page-layout-name="PL5">
      <style:header>
        <text:p text:style-name="Header">David Cameron, Candidate # 123456<text:tab/><text:tab/>Acton High School,<text:s/>Centre 12448</text:p>
      </style:header>
      <style:footer>
        <text:p text:style-name="P102">System maintenance<text:s/><text:tab/><text:tab/>P<text:page-number text:fixed="false">8</text:page-number></text:p>
      </style:footer>
    </style:master-page>
    <style:master-page style:name="MP6" style:page-layout-name="PL6">
      <style:header>
        <text:p text:style-name="Header">David Cameron, Candidate # 123456<text:tab/><text:tab/>Acton High School, Centre 12448</text:p>
      </style:header>
      <style:footer>
        <text:p text:style-name="P104">Appraisal<text:tab/><text:tab/>P<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A handbook for post-16 staff and students at Acton High School</dc:subject>
    <meta:initial-creator>Hardip Mothada</meta:initial-creator>
    <dc:creator>Himesh Iteshcumar Chunilal</dc:creator>
    <meta:creation-date>2015-10-01T08:46:00Z</meta:creation-date>
    <dc:date>2015-10-01T08:50:00Z</dc:date>
    <meta:print-date>2012-08-03T12:32:00Z</meta:print-date>
    <meta:template xlink:href="Normal" xlink:type="simple"/>
    <meta:editing-cycles>3</meta:editing-cycles>
    <meta:editing-duration>PT120S</meta:editing-duration>
    <meta:document-statistic meta:page-count="9" meta:paragraph-count="8" meta:word-count="644" meta:character-count="4310" meta:row-count="30" meta:non-whitespace-character-count="3674"/>
  </office:meta>
</office:document-meta>
</file>